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text:p>
      <text:p text:style-name="Standard">L'hébergeur web (ou internet) est une entité ayant pour vocation de mettre à disposition des internautes des sites web conçus et gérés par des tiers.</text:p>
      <text:p text:style-name="Standard">Il permet à tous les internautes du monde d'accéder au contenu déposé dans leurs comptes par les webmaster par le biais d'un logiciel ftp ou d'un gestionnaire de fichier. De ce fait il maintient des ordinateurs allumés et connectés à internet 24h /24 par une connexion d'une centaine de milliers de secondes sur lesquels sont souvent installé des serveurs (le plus couramment apache, messagerie, BDD...)</text:p>
      <text:p text:style-name="Standard"/>
      <text:p text:style-name="Standard">2. </text:p>
      <text:p text:style-name="Standard">L'arrêt Tiscali de la Cour de cassation du 14 Janvier 2010</text:p>
      <text:p text:style-name="Standard">La cour de cassation a décrété que l'application des dispositions en situation existantes est interdite par la loi du 30/09/1986 et applicable à la situation depuis le premier aout 2000. En effet, les fournisseurs d'accès sont tenu de détenir et de conserver les données de nature à permettre l'identification de toute personne ayant contribué à la création d'un contenu des services dont ils sont <text:s/>prestataires. Après avis de la CNIL, la loi du 30 septembre 1986 ne pouvait pas être appliquer au fait de l'espèce nécessairement antérieure à la publication du décret d'application conditionnant leur entrée en vigueur. Malgré l'application de ces dispositions pour motif erroné pris après l'avis de la CNIL, cela ne constituait pas les conditions nécessaires à l'application immédiate de la loi. La cour d'appel a donc violé la loi du 30 septembre 1986. La société Tiscali ne pouvait invoquer le bénéfice de la loi du 30 septembre 1986</text:p>
      <text:p text:style-name="Standard"/>
      <text:p text:style-name="Standard">3.</text:p>
      <text:p text:style-name="Standard"/>
      <text:p text:style-name="Standard"/>
      <text:p text:style-name="Standard">4.</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Gaudet Claire<text:tab/>Thème 6 - La responsabilités des prestataires interne et externes<text:tab/>14/01/2014</text:p>
        <text:p text:style-name="Header">Bloyet Florian</text:p>
        <text:p text:style-name="Header">Jagueneau Quentin</text:p>
        <text:p text:style-name="Header">Hervoche Amaë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5T08:12:52.16</meta:creation-date>
    <meta:editing-duration>PT45S</meta:editing-duration>
    <meta:editing-cycles>2</meta:editing-cycles>
    <meta:generator>OpenOffice/4.0.0$Win32 OpenOffice.org_project/400m3$Build-9702</meta:generator>
    <meta:document-statistic meta:table-count="0" meta:image-count="0" meta:object-count="0" meta:page-count="1" meta:paragraph-count="12" meta:word-count="276" meta:character-count="1689"/>
    <dc:date>2014-01-15T08:13:29.68</dc:date>
  </office:meta>
</office:document-meta>
</file>